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B0000004A6AEB0C6127C3F6B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font-style="italic" style:font-style-asian="italic" style:font-style-complex="italic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 style:list-style-name="WWNum1">
      <style:paragraph-properties fo:text-align="justify" style:justify-single-word="false"/>
    </style:style>
    <style:style style:name="P9" style:family="paragraph" style:parent-style-name="Standard" style:list-style-name="WWNum2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tyle="italic" style:font-style-asian="italic" style:font-style-complex="italic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51cm"/>
          <style:tab-stop style:position="11.615cm"/>
        </style:tab-stops>
      </style:paragraph-properties>
      <style:text-properties fo:color="#000000" loext:opacity="100%" fo:font-style="italic" style:font-style-asian="italic" style:font-style-complex="italic"/>
    </style:style>
    <style:style style:name="P12" style:family="paragraph" style:parent-style-name="Standard" style:list-style-name="WWNum2">
      <style:paragraph-properties fo:text-align="justify" style:justify-single-word="false"/>
      <style:text-properties fo:color="#000000" loext:opacity="100%" fo:font-style="italic" style:font-style-asian="italic" style:font-style-complex="italic"/>
    </style:style>
    <style:style style:name="P13" style:family="paragraph" style:parent-style-name="Standard" style:list-style-name="WWNum3">
      <style:paragraph-properties fo:text-align="justify" style:justify-single-word="false"/>
      <style:text-properties fo:color="#000000" loext:opacity="100%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style="italic" officeooo:rsid="0019b14a" officeooo:paragraph-rsid="0019b14a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fo:font-size="14pt" fo:font-style="italic" fo:font-weight="normal" officeooo:rsid="0019b14a" officeooo:paragraph-rsid="0019b14a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 style:master-page-name="Standard">
      <style:paragraph-properties style:page-number="auto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9b14a" style:font-size-asian="11pt" style:font-weight-asian="bold" style:font-size-complex="11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0000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officeooo:rsid="001c676f"/>
    </style:style>
    <style:style style:name="T9" style:family="text">
      <style:text-properties style:text-underline-style="solid" style:text-underline-width="auto" style:text-underline-color="font-color" officeooo:rsid="001e75dc"/>
    </style:style>
    <style:style style:name="T10" style:family="text">
      <style:text-properties officeooo:rsid="001e75d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miter" svg:stroke-linecap="butt" draw:fill="solid" draw:fill-color="#ffffff" draw:textarea-horizontal-align="center" draw:textarea-vertical-align="top" draw:auto-grow-height="false" draw:auto-grow-width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><text:span text:style-name="T3">Informe sobre AD</text:span><text:span text:style-name="T4">empiere </text:span></text:p>
      <text:p text:style-name="P2"/>
      <text:p text:style-name="P5"><text:span text:style-name="T5">A continuación hago un análisis sobre los requerimientos inmediatos para continuar el proceso de implantación del sistema</text:span><text:span text:style-name="T6"> ADempiere</text:span><text:span text:style-name="T5"> en </text:span><text:span text:style-name="T6">DESICA</text:span><text:span text:style-name="T5">: </text:span></text:p>
      <text:p text:style-name="P3"/>
      <text:list xml:id="list4292446114" text:style-name="WWNum1">
        <text:list-item>
          <text:p text:style-name="P8"><text:span text:style-name="T5"><text:s/>Para la puesta en marcha de </text:span><text:span text:style-name="T6">Contabilidad</text:span><text:span text:style-name="T5">,</text:span></text:p>
        </text:list-item>
      </text:list>
      <text:p text:style-name="P6"/>
      <text:p text:style-name="P7"><text:span text:style-name="T6">1.)</text:span><text:span text:style-name="T5"> </text:span><text:span text:style-name="T6">ADempiere </text:span><text:span text:style-name="T5">requiere de un corte real de los inventarios de productos; y en esta misma fecha, </text:span></text:p>
      <text:p text:style-name="P6"/>
      <text:p text:style-name="P7"><text:span text:style-name="T6">2.)</text:span><text:span text:style-name="T5"> El último Balance de cuentas Contables, el cual se tomará como punto de partida para ADempiere. </text:span></text:p>
      <text:p text:style-name="P6"/>
      <text:p text:style-name="P11"><text:tab/><text:tab/></text:p>
      <text:p text:style-name="P5"><text:span text:style-name="T5">Haciendo un análisis sobre la operatividad del Sistema, es importante resaltar que deberíamos </text:span><text:span text:style-name="T7">darle de baja</text:span><text:span text:style-name="T5"> a los servicios de la </text:span><text:span text:style-name="T6">Ip publica</text:span><text:span text:style-name="T5"> que contratamos con </text:span><text:span text:style-name="T6">FIBERNET</text:span><text:span text:style-name="T5">, esto debido que en su momento la idea original fue concebida para, </text:span><text:span text:style-name="T6">(1) </text:span><text:span text:style-name="T5">establecer la comunicación de los usuarios de las empresas </text:span><text:span text:style-name="T6">ANDAMIOS DALMINE </text:span><text:span text:style-name="T5">y </text:span><text:span text:style-name="T6">HIERRO NACIONAL </text:span><text:span text:style-name="T5">con el servidor instalado en</text:span><text:span text:style-name="T6"> DESICA </text:span><text:span text:style-name="T5">donde reside </text:span><text:span text:style-name="T6">ADempiere; </text:span><text:span text:style-name="T5">y </text:span><text:span text:style-name="T6">(2) </text:span><text:span text:style-name="T5">permitirle a </text:span><text:span text:style-name="T6">ERPCYA </text:span><text:span text:style-name="T5">darle mantenimiento y realizar actualizaciones de la aplicación </text:span><text:span text:style-name="T7">vía remota</text:span><text:span text:style-name="T5">. </text:span></text:p>
      <text:p text:style-name="P4"><text:s/></text:p>
      <text:p text:style-name="P5"><text:span text:style-name="T5">En cuanto al </text:span><text:span text:style-name="T6">Servicio de Soporte, y costo mensual </text:span><text:span text:style-name="T5">he mantenido conversaciones con el </text:span><text:span text:style-name="T6">Sr Yamel Senih </text:span><text:span text:style-name="T5">socio de la firma y representante de la dirección, con el propósito de buscar una fórmula más económica para el pago de este servicio debido a la </text:span><text:span text:style-name="T7">baja operatividad</text:span><text:span text:style-name="T5"> del sistema. De esta forma nos daríamos un espacio para retomar lo que tengamos que hacer para </text:span><text:span text:style-name="T7">poner en marcha </text:span><text:span text:style-name="T5">el </text:span><text:span text:style-name="T7">módulo contable</text:span><text:span text:style-name="T5">. <text:s/></text:span></text:p>
      <text:p text:style-name="P3"/>
      <text:p text:style-name="P5"><text:span text:style-name="T5">La respuesta del</text:span><text:span text:style-name="T6"> <text:s/>Sr. Yamel </text:span><text:span text:style-name="T5">a esta petición, fue la de contratar el </text:span><text:span text:style-name="T7">servicio en la nube</text:span><text:span text:style-name="T5"> con un </text:span><text:span text:style-name="T7">costo</text:span><text:span text:style-name="T5"> inicial de </text:span><text:span text:style-name="T6">USD treinta ( 30 ) dolares mensuales</text:span><text:span text:style-name="T5"> por usuario en un paquete mínimo de tres (3) usuarios; luego se pudieran ir incorporando usuarios en la medida que se requieran.</text:span></text:p>
      <text:p text:style-name="P3"><text:s/></text:p>
      <text:p text:style-name="P5"><text:span text:style-name="T5">En cuanto a la propuesta indicada por </text:span><text:span text:style-name="T6">Yamel </text:span><text:span text:style-name="T5">hay beneficios directos como: </text:span></text:p>
      <text:p text:style-name="P3"/>
      <text:list xml:id="list3349575097" text:style-name="WWNum2">
        <text:list-item>
          <text:p text:style-name="P12">Reducción del costo del Soporte mensual,</text:p>
        </text:list-item>
        <text:list-item>
          <text:p text:style-name="P12">El sistema se mantiene actualizado de manera transparente para el usuario,</text:p>
        </text:list-item>
        <text:list-item>
          <text:p text:style-name="P9"><text:span text:style-name="T5">El respaldo de datos y el sistema será responsabilidad de </text:span><text:span text:style-name="T6">ERPCYA. </text:span></text:p>
        </text:list-item>
      </text:list>
      <text:p text:style-name="P4"/>
      <text:p text:style-name="P3">Sin embargo, </text:p>
      <text:p text:style-name="P3"/>
      <text:list xml:id="list3641812200" text:style-name="WWNum3">
        <text:list-item>
          <text:p text:style-name="P13">la actualización del Sistema instalado localmente quedaría desasistido.<text:bookmark text:name="_GoBack"/></text:p>
        </text:list-item>
      </text:list>
      <text:p text:style-name="P3"/>
      <text:p text:style-name="P3"/>
      <text:p text:style-name="P14"/>
      <text:p text:style-name="P14"><text:soft-page-break/></text:p>
      <text:p text:style-name="P14"/>
      <text:p text:style-name="P16">PAUTA: </text:p>
      <text:p text:style-name="P16"/>
      <text:p text:style-name="P14"><text:s/><text:span text:style-name="T8">Conclusion sobre la reunion sostenida </text:span><text:span text:style-name="T9">el dia de ayer </text:span><text:span text:style-name="T8">con la Administradora y el Contador</text:span></text:p>
      <text:p text:style-name="P14"/>
      <text:p text:style-name="P14">* <text:span text:style-name="T10">Se va a continuar con el actual soporte</text:span></text:p>
      <text:p text:style-name="P14">* <text:span text:style-name="T10">La decisión es que Adempiere sera operado localmente, esto implica obligatoriamente la ejecucion de la aplicación en la Red.</text:span></text:p>
      <text:p text:style-name="P14">* <text:span text:style-name="T10">Fechas para la puesta en marcha.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fo:font-weight="bold" officeooo:rsid="0019b14a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stroke-linejoin="miter" svg:stroke-linecap="butt" draw:fill="solid" draw:fill-color="#ffffff" draw:textarea-horizontal-align="center" draw:textarea-vertical-align="top" draw:auto-grow-height="false" draw:auto-grow-width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19cm" fo:margin-left="0cm" fo:margin-right="0cm" fo:margin-bottom="1.81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n1" text:anchor-type="char" svg:x="5.846cm" svg:y="-1.328cm" svg:width="5.57cm" svg:height="1.958cm" draw:z-index="1"><draw:image xlink:href="Pictures/10000201000000DB0000004A6AEB0C6127C3F6B8.png" xlink:type="simple" xlink:show="embed" xlink:actuate="onLoad" draw:mime-type="image/png"/></draw:frame></text:p>
        <text:p text:style-name="Standard"/>
        <text:p text:style-name="MP1"><text:span text:style-name="MT1">Barquisimeto, </text:span><draw:path text:anchor-type="char" draw:z-index="3" draw:name="shapetype_136" draw:style-name="Mgr1" draw:text-style-name="MP2" svg:width="0cm" svg:height="1.763cm" svg:x="0.001cm" svg:y="0cm" svg:viewBox="0 0 1 1764" svg:d="M0 0M1 0h-1zM0 0M1 1764l-1-1764z"><text:p/></draw:path><text:span text:style-name="MT2">24</text:span><text:span text:style-name="MT1"> de mayo 2023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4</meta:editing-cycles>
    <meta:creation-date>2023-05-16T08:50:00</meta:creation-date>
    <dc:date>2023-05-24T12:16:20.986266690</dc:date>
    <dc:language>es-VE</dc:language>
    <meta:editing-duration>PT5H36M52S</meta:editing-duration>
    <meta:generator>LibreOffice/7.0.4.2$Linux_X86_64 LibreOffice_project/00$Build-2</meta:generator>
    <meta:document-statistic meta:table-count="0" meta:image-count="1" meta:object-count="0" meta:page-count="2" meta:paragraph-count="23" meta:word-count="374" meta:character-count="2251" meta:non-whitespace-character-count="1883"/>
    <meta:user-defined meta:name="AppVersion">14.0000</meta:user-defined>
    <meta:user-defined meta:name="Company">DESICA</meta:user-defined>
    <meta:template xlink:type="simple" xlink:actuate="onRequest" xlink:title="Normal" xlink:href=""/>
  </office:meta>
</office:document-meta>
</file>